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style:text-underline-style="solid" style:text-underline-width="auto" style:text-underline-color="font-color"/>
    </style:style>
    <style:style style:name="P4" style:family="paragraph" style:parent-style-name="Heading_20_2">
      <style:paragraph-properties fo:margin-top="0in" fo:margin-bottom="0in" loext:contextual-spacing="false"/>
    </style:style>
    <style:style style:name="P5" style:family="paragraph" style:parent-style-name="Heading_20_1">
      <style:paragraph-properties fo:margin-top="0in" fo:margin-bottom="0in" loext:contextual-spacing="false"/>
    </style:style>
    <style:style style:name="P6" style:family="paragraph" style:parent-style-name="Heading_20_3">
      <style:paragraph-properties fo:margin-top="0in" fo:margin-bottom="0in" loext:contextual-spacing="false"/>
    </style:style>
    <style:style style:name="P7" style:family="paragraph" style:parent-style-name="Standard">
      <style:paragraph-properties fo:margin-left="1in" fo:margin-right="0in" fo:margin-top="0in" fo:margin-bottom="0in" loext:contextual-spacing="false" fo:text-indent="0in" style:auto-text-indent="false"/>
    </style:style>
    <style:style style:name="P8" style:family="paragraph" style:parent-style-name="Standard">
      <style:paragraph-properties fo:margin-left="0in" fo:margin-right="0in" fo:margin-top="0in" fo:margin-bottom="0in" loext:contextual-spacing="false" fo:text-indent="0in" style:auto-text-indent="false"/>
    </style:style>
    <style:style style:name="P9" style:family="paragraph" style:parent-style-name="Standard">
      <style:paragraph-properties fo:margin-left="0in" fo:margin-right="0in" fo:margin-top="0in" fo:margin-bottom="0in" loext:contextual-spacing="false" fo:text-indent="0in" style:auto-text-indent="false"/>
      <style:text-properties style:text-underline-style="solid" style:text-underline-width="auto" style:text-underline-color="font-color"/>
    </style:style>
    <style:style style:name="P10" style:family="paragraph" style:parent-style-name="Standard">
      <style:paragraph-properties fo:margin-left="0.5in" fo:margin-right="0in" fo:margin-top="0in" fo:margin-bottom="0in" loext:contextual-spacing="false" fo:text-indent="0in" style:auto-text-indent="false"/>
    </style:style>
    <style:style style:name="P11" style:family="paragraph" style:parent-style-name="Title">
      <style:paragraph-properties fo:margin-top="0in" fo:margin-bottom="0.0417in" loext:contextual-spacing="false"/>
    </style:style>
    <style:style style:name="P12" style:family="paragraph" style:parent-style-name="Title">
      <style:paragraph-properties fo:margin-top="0in" fo:margin-bottom="0.0417in" loext:contextual-spacing="false" fo:text-align="center" style:justify-single-word="false"/>
    </style:style>
    <style:style style:name="P13" style:family="paragraph" style:parent-style-name="Title">
      <style:paragraph-properties fo:margin-top="0in" fo:margin-bottom="0.0417in" loext:contextual-spacing="false" fo:break-before="page"/>
    </style:style>
    <style:style style:name="P14" style:family="paragraph" style:parent-style-name="Title">
      <style:paragraph-properties fo:margin-top="0in" fo:margin-bottom="0.0417in" loext:contextual-spacing="false" fo:text-align="center" style:justify-single-word="false" fo:break-before="page"/>
    </style:style>
    <style:style style:name="P15" style:family="paragraph" style:parent-style-name="Standard">
      <style:paragraph-properties fo:margin-top="0in" fo:margin-bottom="0in" loext:contextual-spacing="false" fo:text-align="end" style:justify-single-word="false"/>
      <style:text-properties fo:font-size="8pt" style:font-size-asian="8pt" style:font-size-complex="8pt"/>
    </style:style>
    <style:style style:name="P16" style:family="paragraph" style:parent-style-name="Standard">
      <style:paragraph-properties fo:margin-top="0in" fo:margin-bottom="0in" loext:contextual-spacing="false"/>
      <style:text-properties officeooo:paragraph-rsid="001dd9d5"/>
    </style:style>
    <style:style style:name="P17" style:family="paragraph" style:parent-style-name="Standard">
      <style:paragraph-properties fo:margin-top="0in" fo:margin-bottom="0in" loext:contextual-spacing="false"/>
      <style:text-properties style:text-underline-style="solid" style:text-underline-width="auto" style:text-underline-color="font-color" officeooo:rsid="001dd9d5" officeooo:paragraph-rsid="001dd9d5"/>
    </style:style>
    <style:style style:name="P18" style:family="paragraph" style:parent-style-name="Standard" style:list-style-name="WWNum4">
      <style:paragraph-properties fo:margin-left="0.5in" fo:margin-right="0in" fo:margin-top="0in" fo:margin-bottom="0in" loext:contextual-spacing="true" fo:text-indent="-0.25in" style:auto-text-indent="false"/>
    </style:style>
    <style:style style:name="P19" style:family="paragraph" style:parent-style-name="Standard" style:list-style-name="WWNum2">
      <style:paragraph-properties fo:margin-left="0.5in" fo:margin-right="0in" fo:margin-top="0in" fo:margin-bottom="0in" loext:contextual-spacing="true" fo:text-indent="-0.25in" style:auto-text-indent="false"/>
      <style:text-properties fo:color="#032f62" style:font-name="Verdana" fo:font-size="9pt" fo:background-color="#ffffff" style:font-name-asian="Verdana1" style:font-size-asian="9pt" style:font-name-complex="Verdana1" style:font-size-complex="9pt"/>
    </style:style>
    <style:style style:name="P20" style:family="paragraph" style:parent-style-name="Standard" style:list-style-name="WWNum1">
      <style:paragraph-properties fo:margin-left="0.5in" fo:margin-right="0in" fo:margin-top="0in" fo:margin-bottom="0in" loext:contextual-spacing="true" fo:text-indent="-0.25in" style:auto-text-indent="false"/>
    </style:style>
    <style:style style:name="P21" style:family="paragraph" style:parent-style-name="Standard" style:list-style-name="WWNum3">
      <style:paragraph-properties fo:margin-left="0.5in" fo:margin-right="0in" fo:margin-top="0in" fo:margin-bottom="0in" loext:contextual-spacing="true" fo:text-indent="-0.25in" style:auto-text-indent="false"/>
    </style:style>
    <style:style style:name="P22" style:family="paragraph" style:parent-style-name="Standard" style:list-style-name="WWNum4">
      <style:paragraph-properties fo:margin-left="0.5in" fo:margin-right="0in" fo:margin-top="0in" fo:margin-bottom="0in" loext:contextual-spacing="true" fo:text-indent="-0.25in" style:auto-text-indent="false"/>
      <style:text-properties officeooo:rsid="001dd9d5" officeooo:paragraph-rsid="001dd9d5"/>
    </style:style>
    <style:style style:name="P23" style:family="paragraph" style:parent-style-name="Standard" style:list-style-name="WWNum1">
      <style:paragraph-properties fo:margin-left="0.5in" fo:margin-right="0in" fo:margin-top="0in" fo:margin-bottom="0in" loext:contextual-spacing="true" fo:text-indent="-0.25in" style:auto-text-indent="false"/>
      <style:text-properties officeooo:rsid="002139a1" officeooo:paragraph-rsid="002139a1"/>
    </style:style>
    <style:style style:name="P24" style:family="paragraph" style:parent-style-name="Standard" style:list-style-name="WWNum6">
      <style:paragraph-properties fo:margin-left="1in" fo:margin-right="0in" fo:margin-top="0in" fo:margin-bottom="0in" loext:contextual-spacing="true" fo:text-indent="-0.25in" style:auto-text-indent="false"/>
    </style:style>
    <style:style style:name="P25" style:family="paragraph" style:parent-style-name="Standard" style:list-style-name="WWNum5">
      <style:paragraph-properties fo:margin-left="1in" fo:margin-right="0in" fo:margin-top="0in" fo:margin-bottom="0in" loext:contextual-spacing="true" fo:text-indent="-0.25in" style:auto-text-indent="false"/>
    </style:style>
    <style:style style:name="P26" style:family="paragraph" style:parent-style-name="Standard" style:list-style-name="WWNum4">
      <style:paragraph-properties fo:margin-top="0in" fo:margin-bottom="0in" loext:contextual-spacing="true"/>
      <style:text-properties officeooo:rsid="001dd9d5" officeooo:paragraph-rsid="001dd9d5"/>
    </style:style>
    <style:style style:name="P27" style:family="paragraph" style:parent-style-name="Standard" style:list-style-name="WWNum4">
      <style:paragraph-properties fo:margin-top="0in" fo:margin-bottom="0in" loext:contextual-spacing="true"/>
      <style:text-properties officeooo:paragraph-rsid="001dd9d5"/>
    </style:style>
    <style:style style:name="P28" style:family="paragraph" style:parent-style-name="Title" style:master-page-name="Standard">
      <style:paragraph-properties fo:margin-top="0in" fo:margin-bottom="0.0417in" loext:contextual-spacing="false" fo:text-align="center" style:justify-single-word="false" style:page-number="1"/>
    </style:style>
    <style:style style:name="P29" style:family="paragraph" style:parent-style-name="Title">
      <style:paragraph-properties fo:margin-top="0in" fo:margin-bottom="0.0417in" loext:contextual-spacing="false" fo:text-align="center" style:justify-single-word="false"/>
    </style:style>
    <style:style style:name="P30" style:family="paragraph" style:parent-style-name="Title">
      <style:paragraph-properties fo:margin-top="0in" fo:margin-bottom="0.0417in" loext:contextual-spacing="false" fo:text-align="center" style:justify-single-word="false" fo:break-before="page"/>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officeooo:rsid="001dd9d5"/>
    </style:style>
    <style:style style:name="T3" style:family="text">
      <style:text-properties fo:font-weight="bold" style:font-weight-asian="bold"/>
    </style:style>
    <style:style style:name="T4" style:family="text">
      <style:text-properties style:text-position="super 58%"/>
    </style:style>
    <style:style style:name="T5" style:family="text">
      <style:text-properties fo:font-style="italic" style:font-style-asian="italic"/>
    </style:style>
    <style:style style:name="T6" style:family="text">
      <style:text-properties officeooo:rsid="001dd9d5"/>
    </style:style>
    <style:style style:name="T7" style:family="text">
      <style:text-properties officeooo:rsid="001e5e0e"/>
    </style:style>
    <style:style style:name="T8" style:family="text">
      <style:text-properties officeooo:rsid="001fe29e"/>
    </style:style>
    <style:style style:name="T9" style:family="text">
      <style:text-properties officeooo:rsid="002139a1"/>
    </style:style>
    <style:style style:name="T10" style:family="text">
      <style:text-properties officeooo:rsid="0021a8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u7ijc6u6z2x2"/>The SCION Homeworks</text:p>
      <text:p text:style-name="P1">The SCION homeworks are a set of homework assignments aimed at teaching users general networking problems and concepts, as well as introducing the structure and advantages of the SCION internet architecture and allowing them to build real SCION applications. Each assignment is aimed at a certain relevant topic in networking and are in the form of coding and conceptual walkthroughs. </text:p>
      <text:p text:style-name="P16">In order to complete the assignments, students will need a working SCIONLab environment [7] which can be set up as a Virtual Machine or dedicated host, <text:span text:style-name="T6">some familiarity with </text:span>the Go programming language, as well as some linux tools to solve a series of networking problems/challenges. <text:span text:style-name="T6">By f</text:span>ollowing the SCION tutorials on <text:span text:style-name="T6">how to </text:span>set up <text:span text:style-name="T6">a SCIONLab AS, you </text:span>will <text:span text:style-name="T6">have </text:span>all the<text:span text:style-name="T6">se</text:span> dependencies necessary to complete the homeworks <text:span text:style-name="T6">ready in the machine</text:span>. </text:p>
      <text:p text:style-name="P16"><text:span text:style-name="T6">T</text:span>he Go library source code [2] as well as SCIONLab sample applications [6] may prove helpful from time to time when searching for an API or examples. In addition, the appendix section contains several helpful debugging tips as well as sample outputs and results. At the end of the homeworks, users should be able to identify the topic of focus, the general approach at a solution, as well as SCION-specific advantages to said approach.</text:p>
      <text:p text:style-name="P17"/>
      <text:p text:style-name="P17">SCIONLab</text:p>
      <text:p text:style-name="P17"/>
      <text:p text:style-name="P1">SCIONLab is a contained, real networking environment in which you can create code for the SCION architecture and test how it would actually run in the network. Users may create autonomous systems (ASes), configure network parameters, and communicate over the SCION network. Each autonomous system comes with <text:span text:style-name="T6">the development libraries and also with </text:span>a set of services essential to SCION such as the border routers, beacon servers, path servers, etc. [4] , and are all available for interaction either in the environment or through the available APIs. </text:p>
      <text:p text:style-name="P16">To use SCIONLab it is needed to register [5] and then configure a new AS following the guidelines explained in the tutorials [7]. </text:p>
      <text:p text:style-name="P16">Although extremely simple, this step is fundamental to be able to <text:span text:style-name="T6">build and later </text:span>test any code written in the assignments.</text:p>
      <text:p text:style-name="P1"/>
      <text:p text:style-name="P1">More information about the SCION architecture including news, updates, source code and a link to the book are available through the SCION website. [8]</text:p>
      <text:p text:style-name="P1"/>
      <text:p text:style-name="P1">STEPS:</text:p>
      <text:list xml:id="list8775631760746873644" text:style-name="WWNum4">
        <text:list-item>
          <text:p text:style-name="P18">[10 min] Register to <text:a xlink:type="simple" xlink:href="https://www.scionlab.org/#/login" text:style-name="Internet_20_link" text:visited-style-name="Visited_20_Internet_20_Link"><text:span text:style-name="T1">SCIONLab</text:span></text:a></text:p>
        </text:list-item>
        <text:list-item>
          <text:p text:style-name="P18">[40 min] Read <text:a xlink:type="simple" xlink:href="https://netsec-ethz.github.io/scion-tutorials/virtual_machine_setup/dynamic_ip/" text:style-name="Internet_20_link" text:visited-style-name="Visited_20_Internet_20_Link"><text:span text:style-name="T1">the tutorial</text:span></text:a> on how to create your AS VM. Create it in SCIONLab.</text:p>
        </text:list-item>
        <text:list-item>
          <text:p text:style-name="P26">[10 min] Using <text:a xlink:type="simple" xlink:href="https://netsec-ethz.github.io/scion-tutorials/virtual_machine_setup/dynamic_ip/" text:style-name="Internet_20_link" text:visited-style-name="Visited_20_Internet_20_Link"><text:span text:style-name="T1">the tutorial</text:span></text:a> check that the AS is working correctly.</text:p>
        </text:list-item>
        <text:list-item>
          <text:p text:style-name="P18">[<text:span text:style-name="T6">30</text:span> <text:span text:style-name="T6">min</text:span>] Read exercise 1 and <text:span text:style-name="T6">code an initial version.</text:span></text:p>
        </text:list-item>
        <text:list-item>
          <text:p text:style-name="P22">[1 hour] Build your code inside your SCIONLab machine, run it, debug it and improve it.</text:p>
        </text:list-item>
        <text:list-item>
          <text:p text:style-name="P22">[1 hour] Repeat steps 4 <text:span text:style-name="T7">and</text:span> 5 for exercise 2.</text:p>
        </text:list-item>
        <text:list-item>
          <text:p text:style-name="P27">[2 hours] <text:s/><text:span text:style-name="T6">Repeat steps 4 and 5 for exercise 3.</text:span></text:p>
        </text:list-item>
      </text:list>
      <text:p text:style-name="P12"><text:bookmark text:name="_mhwmumx43mho"/></text:p>
      <text:p text:style-name="P14"><text:bookmark text:name="_qdj00mpb03"/>RTT and Latency in SCION</text:p>
      <text:p text:style-name="P3"/>
      <text:p text:style-name="P5"><text:bookmark text:name="_dmnz0k4ks8bb"/>Overview</text:p>
      <text:p text:style-name="P1"/>
      <text:p text:style-name="P1">Time is an important concept in the context of networking as different time estimates can be used to measure the efficiency of certain paths as well as to make assumptions about availability, e.g. timeouts. Latency is the time it takes a very small packet to go from one destination to another while Round Trip Time (RTT) is the time it takes a packet to leave a source, reach its destination, then have a new packet sent from the destination and received again at the source. <text:s/>In this module we will learn three different approaches to making programs that can give insight into these time estimates: by using timestamps in the data plane, by computing the RTT in the data plane and by computing RTT in the control plane.</text:p>
      <text:p text:style-name="P3"/>
      <text:p text:style-name="P5"><text:bookmark text:name="_z1rzakfw5wjl"/>Timestamps</text:p>
      <text:p text:style-name="P1"/>
      <text:p text:style-name="P1">Unlike RTT, latency only concerns itself with the one-way time from point A to point B. Let us now consider how we can go about creating this. In order to adapt our approach to incorporate timestamps, let’s say our first idea is to have a source record its timestamp before it sends the packet and have the destination do the same upon receipt of the packet. The destination can then compute the difference and send it to the source or send back its own timestamp and allow the source to do the calculation.</text:p>
      <text:p text:style-name="P1"/>
      <text:p text:style-name="P4"><text:bookmark text:name="_s15wtatpjn47"/><text:span text:style-name="T3">Task 1:</text:span> Referencing the example starter code linked in the reference section (if needed), create client and server applications in go that implement this timestamp method for latency.</text:p>
      <text:p text:style-name="P1"/>
      <text:p text:style-name="P1">Follow up questions:</text:p>
      <text:list xml:id="list861439620233542883" text:style-name="WWNum6">
        <text:list-item>
          <text:p text:style-name="P24">What are possible situations and overheads that could affect the latency measure from source to destination using this method?</text:p>
        </text:list-item>
        <text:list-item>
          <text:p text:style-name="P24">Are these overheads constant or dynamic?</text:p>
        </text:list-item>
        <text:list-item>
          <text:p text:style-name="P24">For a single run, give a simplified equation using 1 independent variable and constants that models the time it takes to push out a single packet.</text:p>
        </text:list-item>
        <text:list-item>
          <text:p text:style-name="P24">What are possible ways to overcome these overhead? Why might we expect inaccurate results, especially if the source and destination are close together?</text:p>
        </text:list-item>
      </text:list>
      <text:p text:style-name="P7"/>
      <text:p text:style-name="P1"/>
      <text:p text:style-name="P5"><text:bookmark text:name="_hgf9pkssr72"/>SCION Data Plane</text:p>
      <text:p text:style-name="P1"/>
      <text:p text:style-name="P1">Since RTT requires a packet to both begin and end at the same point, it is actually easier to calculate because you can do the majority of processing at a single node. A possible implementation design one may have to achieve this is to simply have the source create a timestamp for a packet before it is sent out and then again upon receipt of the response. Then, the difference between the two times would be the round trip time. In order to get the most <text:soft-page-break/>accurate measure, it is important to send the most lightweight packet we can, for minimal processing and transmission delays. </text:p>
      <text:p text:style-name="P1"/>
      <text:p text:style-name="P1">So, let us consider a second implementation. Some may think, since we know how to measure RTT which is two-way direction, can we not simply divide this time by two to get our latency? <text:s/>Let’s try!</text:p>
      <text:p text:style-name="P1"/>
      <text:p text:style-name="P1">Note: one of SCION’s goals is to provide transparency and control over forwarding paths. As such, although forwarding within an Autonomous System (AS) is governed by existing intra-domain communication technologies and protocols, the architecture allows both a sender and receiver to specify its selected path between ASes. This is achieved by directly encoding the desired path as packet-carried forwarding state (PCFS) in the packet header. Resultingly, in order to reply to a source, the destination simply <text:s/>can just reverse the path. Thus, in the SCION architecture we are able to obtain a fairly accurate estimate of latency by taking the UDP RTT and dividing it in half (path symmetry).</text:p>
      <text:p text:style-name="P1"/>
      <text:p text:style-name="P4"><text:bookmark text:name="_5h7tmoc0qwk8"/><text:span text:style-name="T3">Task 2:</text:span> Referencing the example code linked in the reference section (if needed), create client and server applications in go that implement this SCION dataplane method for RTT and latency. (Will be very similar to task 1 implementation)</text:p>
      <text:p text:style-name="P1"/>
      <text:p text:style-name="P1">The approach is as follows: the client will send a small packet to the server, which will basically reply with the same packet contents but with a reversed path. The packet will contain a small, randomly generated identifier. The client will wait until the packet arrives or times timeout, and will check its contents for its validity.</text:p>
      <text:p text:style-name="P1"/>
      <text:p text:style-name="P1">Follow up questions:</text:p>
      <text:list xml:id="list2614052809406405628" text:style-name="WWNum5">
        <text:list-item>
          <text:p text:style-name="P25">In today’s non-SCION internet architecture, why would this implementation not be so accurate?</text:p>
        </text:list-item>
      </text:list>
      <text:p text:style-name="P9"/>
      <text:p text:style-name="P3"/>
      <text:p text:style-name="P5"><text:bookmark text:name="_tisqlki5eimz"/>SCION Control Plane</text:p>
      <text:p text:style-name="P1"/>
      <text:p text:style-name="P1">Often times you do not want to simply measure the RTT and latency from a sender to a dedicated receiver but instead perhaps to a service or a friend on a network. In this case, the source needs to send a packet to a destination that warrants a response. One way to achieve this in the current internet architecture is by sending Internet Control Message Protocol (ICMP) echo request packets to the target host and waiting at the source for an ICMP echo reply. In fact, if you are familiar with the ping utility, this is basically what it does. However, a problem with ICMP is that packets are in fact unauthenticated, thus in the real world fake ICMP reply packets could be injected and sent back to the source, ultimately providing incorrect RTT estimates. Let’s see how SCION can help defend against this! Instead of ICMP, we can use the SCION Control Message Protocol (SCMP), ICMP’s authenticated SCION counterpart, which will allow us to create our own lightweight SCION ping! (see notes, <text:a xlink:type="simple" xlink:href="#_evrkolzdvdu7" text:style-name="Internet_20_link" text:visited-style-name="Visited_20_Internet_20_Link"><text:span text:style-name="T1">[Additional SCMP information]</text:span></text:a>)</text:p>
      <text:p text:style-name="P1"/>
      <text:p text:style-name="P1"><text:soft-page-break/></text:p>
      <text:p text:style-name="P4"><text:bookmark text:name="_om6m6qix7q34"/><text:span text:style-name="T3">Task 3:</text:span> Referencing the example code linked in the reference section (if needed), create a client application in go that implement<text:span text:style-name="T8">s</text:span> this SCION control plane method <text:span text:style-name="T9">using SCMP</text:span> for RTT and latency <text:span text:style-name="T9">estimation</text:span>. Two sample destination ASes in SCIONLab that can be used for testing are 17-ffaa:0:1107 and 18-ffaa:0:1202, using 127.0.0.1 as the IP, but <text:span text:style-name="T9">in general </text:span>any existing SCION connected system would be valid too. </text:p>
      <text:p text:style-name="P1"/>
      <text:p text:style-name="P1">Hints:</text:p>
      <text:list xml:id="list758911753991724298" text:style-name="WWNum1">
        <text:list-item>
          <text:p text:style-name="P23">Use the existing <text:a xlink:type="simple" xlink:href="https://github.com/netsec-ethz/netsec-scion/tree/scionlab/go/tools/scmp" text:style-name="Internet_20_link" text:visited-style-name="Visited_20_Internet_20_Link">sc</text:a><text:a xlink:type="simple" xlink:href="https://github.com/netsec-ethz/netsec-scion/tree/scionlab/go/tools/scmp" text:style-name="Internet_20_link" text:visited-style-name="Visited_20_Internet_20_Link"><text:span text:style-name="T10">m</text:span></text:a><text:a xlink:type="simple" xlink:href="https://github.com/netsec-ethz/netsec-scion/tree/scionlab/go/tools/scmp" text:style-name="Internet_20_link" text:visited-style-name="Visited_20_Internet_20_Link">p</text:a> tool in the SCION implementation as a reference. The tool has an “echo” mode, that you can base your code upon.</text:p>
        </text:list-item>
        <text:list-item>
          <text:p text:style-name="P20">The example code uses snet and udp to create the connection between source and client for us, but for scmp you will have to create your own connections. </text:p>
        </text:list-item>
        <text:list-item>
          <text:p text:style-name="P20">SCION packets need a path to follow - try to find out how a path is chosen. <text:a xlink:type="simple" xlink:href="https://github.com/netsec-ethz/netsec-scion/tree/scionlab/go/lib/pathmgr" text:style-name="Internet_20_link" text:visited-style-name="Visited_20_Internet_20_Link"><text:span text:style-name="T1">pathmgr</text:span></text:a> and <text:a xlink:type="simple" xlink:href="https://github.com/netsec-ethz/netsec-scion/tree/scionlab/go/lib/sciond" text:style-name="Internet_20_link" text:visited-style-name="Visited_20_Internet_20_Link"><text:span text:style-name="T1">sciond</text:span></text:a> can be useful.</text:p>
        </text:list-item>
        <text:list-item>
          <text:p text:style-name="P20">Try to figure out how to create a new packet then make the appropriate scmp header and put it in the packet. <text:a xlink:type="simple" xlink:href="https://github.com/netsec-ethz/netsec-scion/tree/scionlab/go/lib/hpkt" text:style-name="Internet_20_link" text:visited-style-name="Visited_20_Internet_20_Link"><text:span text:style-name="T1">hpkt</text:span></text:a>, <text:a xlink:type="simple" xlink:href="https://github.com/netsec-ethz/netsec-scion/tree/scionlab/go/lib/spkt" text:style-name="Internet_20_link" text:visited-style-name="Visited_20_Internet_20_Link"><text:span text:style-name="T1">spkt</text:span></text:a>, and <text:a xlink:type="simple" xlink:href="https://github.com/netsec-ethz/netsec-scion/tree/scionlab/go/lib/scmp" text:style-name="Internet_20_link" text:visited-style-name="Visited_20_Internet_20_Link"><text:span text:style-name="T1">scmp</text:span></text:a> can be useful.</text:p>
        </text:list-item>
      </text:list>
      <text:p text:style-name="P8"/>
      <text:p text:style-name="P1"/>
      <text:p text:style-name="P5"><text:bookmark text:name="_zdj263j9aj22"/>Conclusion</text:p>
      <text:p text:style-name="P1"/>
      <text:p text:style-name="P1">Overall, in this module we have created lightweight programs used to provide speed estimates between two systems in SCION with a fair amount of accuracy. Additionally, along the way we have thought critically networks in general as well as a few key aspects of the SCION architecture such as path selection/control and authentication. One important detail to notice is that every speed measurement was specific to a certain path. With SCION, we are able to know exactly the routes that produced these results as well as measure results for a specific path. </text:p>
      <text:p text:style-name="P1">One possible extension of these applications you have made could be to print out or even specify the path taken on each run. As a matter of fact, SCION already has its own more complex ping utility that allows you to do this and more, which can be found in $SC/bin/scmp in your SCIONLab [5] environment.</text:p>
      <text:p text:style-name="P1"/>
      <text:p text:style-name="P1"/>
      <text:p text:style-name="P1"/>
      <text:p text:style-name="P12"/>
      <text:p text:style-name="P14"><text:bookmark text:name="_4776jtkf45k0"/>Appendix</text:p>
      <text:p text:style-name="P1">This section is useful as a reference to debug your applications. It contains helpful hints on a minimum set of checks that you can perform to ensure the sanity of your solutions to the exercises. Furthermore, it briefly describes and gives insight into different possible issues you may encounter.</text:p>
      <text:p text:style-name="P1"/>
      <text:p text:style-name="P5"><text:bookmark text:name="_wa9d9bofndx2"/>Debugging/verification Methods</text:p>
      <text:p text:style-name="P1"/>
      <text:list xml:id="list2269363671677149319" text:style-name="WWNum3">
        <text:list-item>
          <text:p text:style-name="P21">Run client and server on the same machine/to the same location and results should not be exactly zero but should be fairly close.</text:p>
        </text:list-item>
        <text:list-item>
          <text:p text:style-name="P21">Estimate the time it will take your packet to go from the source to the destination. Since you do not know the link capacities and switching time, a rough estimate you can do is a ping from one of the machines to another. If your attachment point is at ETH Zurich (ISD 17: Switzerland) in AS 17-ffaa:0:1107 for example, and the other is at the University of Wisconsin (ISD 18: North America) in AS 18-ffaa:0:1202 for example, you can send a normal ping from the machine attached at ETHZ (ipv4 192.33.93.195) to the other at WISC (ipv4 128.105.21.208) or vice versa. Resulting times will most likely be different, with the IP ping times being typically shorter (see <text:a xlink:type="simple" xlink:href="#_z9092kyvqktg" text:style-name="Internet_20_link" text:visited-style-name="Visited_20_Internet_20_Link"><text:span text:style-name="T1">[SCION smaller latencies]</text:span></text:a>). Although it will be off, it should not be by several orders of magnitude and through trial it seems as anything roughly double the time on a fresh run seems reasonable</text:p>
        </text:list-item>
        <text:list-item>
          <text:p text:style-name="P21">Another way to get a lower bound on your latency measure is to use the distance, speed and time equation. We know that no packet can travel faster than the speed of light, c ≈ 2.998*10<text:span text:style-name="T4">8</text:span>m/s, so if you find the direct distance between two points you can use <text:line-break/>time = distance / c in order to obtain the lower bound for the time it would take. For example, the distance from Zurich to Madison, wisconsin is about 7142km, so <text:line-break/>time = 7142000m/(2.998*10<text:span text:style-name="T4">8</text:span>m/s) ≈ 23.8ms. So the latency cannot be smaller than this.</text:p>
        </text:list-item>
        <text:list-item>
          <text:p text:style-name="P21">Can use wireshark with the <text:a xlink:type="simple" xlink:href="https://netsec-ethz.github.io/scion-tutorials/scion_tricks/wireshark/" text:style-name="Internet_20_link" text:visited-style-name="Visited_20_Internet_20_Link"><text:span text:style-name="T1">SCION protocol dissector</text:span></text:a> [3] to verify if packets are being sent from your machine. If no packets being sent, it is likely that you are not creating a connection or paths correctly so first place to debug.</text:p>
        </text:list-item>
        <text:list-item>
          <text:p text:style-name="P21">You may get varied time estimates while running the same application with the same source and destination. To verify if this is still reasonable, try to print out the path used - a reasonable result should not have drastically different times for applications that use the same path. You can utilize results from the scmp tool in $SC/bin/scmp for a given path for comparison.</text:p>
        </text:list-item>
      </text:list>
      <text:p text:style-name="P1"/>
      <text:p text:style-name="P1"/>
      <text:p text:style-name="P5"><text:bookmark text:name="_fpqor2c7m9iv"/>Interpreting Results</text:p>
      <text:p text:style-name="P1"/>
      <text:p text:style-name="P1">Exercise: Observe the different results from the tests of the programs developed. Do you think you can explain why each result makes sense?</text:p>
      <text:p text:style-name="P3"/>
      <text:p text:style-name="P4"><text:bookmark text:name="_sa8nmkqxx1zg"/>SCION dataplane 17-ffaa:1:88 ⇔ 17-ffaa:1:88</text:p>
      <text:p text:style-name="P1">go run dataplane_client.go -s 17-ffaa:1:88,[172.30.216.229]:42001 -d 17-ffaa:1:88,[172.30.216.229]:42002</text:p>
      <text:p text:style-name="P1"><text:soft-page-break/></text:p>
      <text:p text:style-name="P1">From one machine to itself.</text:p>
      <text:p text:style-name="P1"/>
      <text:p text:style-name="P1"><text:tab/>Path: []</text:p>
      <text:p text:style-name="P10">Source: 17-ffaa:1:88,[172.30.216.229]:42001</text:p>
      <text:p text:style-name="P10">Destination: 17-ffaa:1:88,[172.30.216.229]:42002</text:p>
      <text:p text:style-name="P10">Time estimates:</text:p>
      <text:p text:style-name="P10"><text:tab/>RTT - 0.082ms</text:p>
      <text:p text:style-name="P10"><text:tab/>Latency - 0.041ms</text:p>
      <text:p text:style-name="P3"/>
      <text:p text:style-name="P4"><text:bookmark text:name="_lhsh3pfnl5g4"/>SCION dataplane 17-ffaa:1:88 ⇔ 18-ffaa:1:8d</text:p>
      <text:p text:style-name="P1">go run dataplane_client.go -s 17-ffaa:1:88,[172.30.216.229]:42001 -d 18-ffaa:1:8d,[10.0.2.15]:42001</text:p>
      <text:p text:style-name="P1"/>
      <text:p text:style-name="P1">From an AS attached to 17-ffaa:0:1107 to one attached to 18-ffaa:0:1202. Each run uses 20 iterations for averaging.</text:p>
      <text:p text:style-name="P1"/>
      <text:p text:style-name="P10">Path: *Chosen at random from set*<text:line-break/>Source: 17-ffaa:1:88,[172.30.216.229]:42001<text:line-break/>Destination: 18-ffaa:1:8d,[10.0.2.15]:42001<text:line-break/>Time estimates:<text:line-break/><text:tab/>RTT - 304.886ms<text:line-break/><text:tab/>Latency - 152.443ms</text:p>
      <text:p text:style-name="P1"/>
      <text:p text:style-name="P10">Path: *Chosen at random from set*<text:line-break/>Source: 17-ffaa:1:88,[172.30.216.229]:42001<text:line-break/>Destination: 18-ffaa:1:8d,[10.0.2.15]:42001<text:line-break/>Time estimates:<text:line-break/><text:tab/>RTT - 715.544ms<text:line-break/><text:tab/>Latency - 357.772ms</text:p>
      <text:p text:style-name="P1"/>
      <text:p text:style-name="P4"><text:bookmark text:name="_qxzc2zuq2w9j"/>SCION controlplane 17-ffaa:1:88 ⇔ 17-ffaa:0:1107</text:p>
      <text:p text:style-name="P1">go run controlplane_client.go -s 17-ffaa:1:88,[127.0.0.1] -d 17-ffaa:0:1107,[127.0.0.1]</text:p>
      <text:p text:style-name="P1"/>
      <text:p text:style-name="P1">Note: see <text:a xlink:type="simple" xlink:href="#_pf3nzysyo7wj" text:style-name="Internet_20_link" text:visited-style-name="Visited_20_Internet_20_Link"><text:span text:style-name="T1">[Path Hops Interpretation]</text:span></text:a> for an explanation on how path hops are represented.</text:p>
      <text:p text:style-name="P10">Path: Hops: 17-ffaa:1:88#1&gt;17-ffaa:0:1107#87 Mtu: 1472</text:p>
      <text:p text:style-name="P10">Source: 17-ffaa:1:88,[127.0.0.1]</text:p>
      <text:p text:style-name="P10">Destination: 17-ffaa:0:1107,[127.0.0.1]</text:p>
      <text:p text:style-name="P10">Time estimates:</text:p>
      <text:p text:style-name="P10"><text:tab/>RTT - 4.598ms</text:p>
      <text:p text:style-name="P10"><text:tab/>Latency - 2.299ms</text:p>
      <text:p text:style-name="P1"/>
      <text:p text:style-name="P10">Path: Hops: 17-ffaa:1:88#1&gt;17-ffaa:0:1107#87&gt;17-ffaa:0:1107#1&gt;17-ffaa:0:1102#4&gt;17-ffaa:0:1102#3&gt;17-ffaa:0:1103#3&gt;17-ffaa:0:1103#4&gt;17-ffaa:0:1101#8&gt;17-<text:soft-page-break/>ffaa:0:1101#8&gt;17-ffaa:0:1103#4&gt;17-ffaa:0:1103#3&gt;17-ffaa:0:1102#3&gt;17-ffaa:0:1102#4&gt;17-ffaa:0:1107#1 Mtu: 1472</text:p>
      <text:p text:style-name="P10">Source: 17-ffaa:1:88,[127.0.0.1]</text:p>
      <text:p text:style-name="P10">Destination: 17-ffaa:0:1107,[127.0.0.1]</text:p>
      <text:p text:style-name="P10">Time estimates:</text:p>
      <text:p text:style-name="P10"><text:tab/>RTT - 38.259ms</text:p>
      <text:p text:style-name="P10"><text:tab/>Latency - 19.129ms</text:p>
      <text:p text:style-name="P1"/>
      <text:p text:style-name="P4"><text:bookmark text:name="_1r6abhfnpy49"/>SCION controlplane 17-ffaa:1:88 ⇔ 18-ffaa:0:1202</text:p>
      <text:p text:style-name="P1">go run controlplane_client.go -s 17-ffaa:1:88,[127.0.0.1] -d 18-ffaa:0:1202,[127.0.0.1]</text:p>
      <text:p text:style-name="P1"/>
      <text:p text:style-name="P10">Path: Hops: 17-ffaa:1:88#1&gt;17-ffaa:0:1107#87&gt;17-ffaa:0:1107#1&gt;17-ffaa:0:1102#4&gt;17-ffaa:0:1102#3&gt;17-ffaa:0:1103#3&gt;17-ffaa:0:1103#4&gt;17-ffaa:0:1101#8&gt;17-ffaa:0:1101#5&gt;18-ffaa:0:1201#4&gt;18-ffaa:0:1201#6&gt;18-ffaa:0:1202#1 Mtu: 1472</text:p>
      <text:p text:style-name="P10">Source: 17-ffaa:1:88,[127.0.0.1]</text:p>
      <text:p text:style-name="P10">Destination: 18-ffaa:0:1202,[127.0.0.1]</text:p>
      <text:p text:style-name="P10">Time estimates:</text:p>
      <text:p text:style-name="P10"><text:tab/>RTT - 168.021ms</text:p>
      <text:p text:style-name="P10"><text:tab/>Latency - 84.010ms</text:p>
      <text:p text:style-name="P1"/>
      <text:p text:style-name="P10">Path: Hops: 17-ffaa:1:88#1&gt;17-ffaa:0:1107#87&gt;17-ffaa:0:1107#1&gt;17-ffaa:0:1102#4&gt;17-ffaa:0:1102#3&gt;17-ffaa:0:1103#3&gt;17-ffaa:0:1103#4&gt;17-ffaa:0:1101#8&gt;17-ffaa:0:1101#6&gt;19-ffaa:0:1301#4&gt;19-ffaa:0:1301#3&gt;18-ffaa:0:1201#5&gt;18-ffaa:0:1201#6&gt;18-ffaa:0:1202#1 Mtu: 1472</text:p>
      <text:p text:style-name="P10">Source: 17-ffaa:1:88,[127.0.0.1]</text:p>
      <text:p text:style-name="P10">Destination: 18-ffaa:0:1202,[127.0.0.1]</text:p>
      <text:p text:style-name="P10">Time estimates:</text:p>
      <text:p text:style-name="P10"><text:tab/>RTT - 243.084ms</text:p>
      <text:p text:style-name="P10"><text:tab/>Latency - 121.542ms</text:p>
      <text:p text:style-name="P1"/>
      <text:p text:style-name="P4"><text:bookmark text:name="_s5oyb9f0i7x"/>Ping from 17-ffaa:1:88 in ETHZ network to 17-ffaa:0:1107 (ETHZ 192.33.93.195)</text:p>
      <text:p text:style-name="P1">ping 192.33.93.195 -c 10</text:p>
      <text:p text:style-name="P10">PING 192.33.93.195 (192.33.93.195) 56(84) bytes of data.</text:p>
      <text:p text:style-name="P10">64 bytes from 192.33.93.195: icmp_seq=1 ttl=58 time=1.08 ms</text:p>
      <text:p text:style-name="P10">64 bytes from 192.33.93.195: icmp_seq=2 ttl=58 time=0.984 ms</text:p>
      <text:p text:style-name="P10">64 bytes from 192.33.93.195: icmp_seq=3 ttl=58 time=1.02 ms</text:p>
      <text:p text:style-name="P10">64 bytes from 192.33.93.195: icmp_seq=4 ttl=58 time=0.995 ms</text:p>
      <text:p text:style-name="P10">64 bytes from 192.33.93.195: icmp_seq=5 ttl=58 time=1.00 ms</text:p>
      <text:p text:style-name="P10">64 bytes from 192.33.93.195: icmp_seq=6 ttl=58 time=1.68 ms</text:p>
      <text:p text:style-name="P10">64 bytes from 192.33.93.195: icmp_seq=7 ttl=58 time=1.00 ms</text:p>
      <text:p text:style-name="P10">64 bytes from 192.33.93.195: icmp_seq=8 ttl=58 time=0.963 ms</text:p>
      <text:p text:style-name="P10">64 bytes from 192.33.93.195: icmp_seq=9 ttl=58 time=0.938 ms</text:p>
      <text:p text:style-name="P10">64 bytes from 192.33.93.195: icmp_seq=10 ttl=58 time=2.16 ms</text:p>
      <text:p text:style-name="P10"/>
      <text:p text:style-name="P10"><text:soft-page-break/>--- 192.33.93.195 ping statistics ---</text:p>
      <text:p text:style-name="P10">10 packets transmitted, 10 received, 0% packet loss, time 9023ms</text:p>
      <text:p text:style-name="P10">rtt min/avg/max/mdev = 0.938/1.184/2.161/0.387 ms</text:p>
      <text:p text:style-name="P1"/>
      <text:p text:style-name="P1"/>
      <text:p text:style-name="P4"><text:bookmark text:name="_dxa6dufmwe03"/>Ping from 17-ffaa:1:88 in ETHZ network to 18-ffaa:0:1202 (WISC 128.237.152.180)</text:p>
      <text:p text:style-name="P1">ping 128.237.152.180 -c 10</text:p>
      <text:p text:style-name="P10">PING 128.237.152.180 (128.237.152.180) 56(84) bytes of data.</text:p>
      <text:p text:style-name="P10">64 bytes from 128.237.152.180: icmp_seq=1 ttl=46 time=94.6 ms</text:p>
      <text:p text:style-name="P10">64 bytes from 128.237.152.180: icmp_seq=2 ttl=46 time=94.8 ms</text:p>
      <text:p text:style-name="P10">64 bytes from 128.237.152.180: icmp_seq=3 ttl=46 time=94.8 ms</text:p>
      <text:p text:style-name="P10">64 bytes from 128.237.152.180: icmp_seq=4 ttl=46 time=95.9 ms</text:p>
      <text:p text:style-name="P10">64 bytes from 128.237.152.180: icmp_seq=5 ttl=46 time=94.7 ms</text:p>
      <text:p text:style-name="P10">64 bytes from 128.237.152.180: icmp_seq=6 ttl=46 time=94.8 ms</text:p>
      <text:p text:style-name="P10">64 bytes from 128.237.152.180: icmp_seq=7 ttl=46 time=94.7 ms</text:p>
      <text:p text:style-name="P10">64 bytes from 128.237.152.180: icmp_seq=8 ttl=46 time=94.6 ms</text:p>
      <text:p text:style-name="P10">64 bytes from 128.237.152.180: icmp_seq=9 ttl=46 time=95.6 ms</text:p>
      <text:p text:style-name="P10">64 bytes from 128.237.152.180: icmp_seq=10 ttl=46 time=94.7 ms</text:p>
      <text:p text:style-name="P10"/>
      <text:p text:style-name="P10">--- 128.237.152.180 ping statistics ---</text:p>
      <text:p text:style-name="P10">10 packets transmitted, 10 received, 0% packet loss, time 9013ms</text:p>
      <text:p text:style-name="P10">rtt min/avg/max/mdev = 94.655/94.975/95.991/0.440 ms</text:p>
      <text:p text:style-name="P10"/>
      <text:p text:style-name="P8"/>
      <text:p text:style-name="P11"><text:bookmark text:name="_duf7by10sc80"/></text:p>
      <text:p text:style-name="P13"><text:bookmark text:name="_hhasxnkv3os3"/>Notes</text:p>
      <text:p text:style-name="P1"/>
      <text:p text:style-name="P6"><text:bookmark text:name="_evrkolzdvdu7"/>[Additional SCMP information]</text:p>
      <text:p text:style-name="P1">One thing to note is that in SCION, in order to authenticate the SCMP message, a sender uses a Dynamically Re-creatable Key<text:span text:style-name="T5"> </text:span>(DRKey). This simply means that each AS uses a local secret key known to its SCION border routers to derive a per-AS secret key on the fly using an efficient pseudorandom function (PRF). The destination AS then fetches this derived key through an additional request message to the originating AS, which is protected by a relatively slow asymmetric operation. However, through use of local caching, subsequent requests would receive a faster response as this key only needs to be fetched infrequently. Resultantly, when using SCMP for latency, one should watch out for outliers and systematic variations, (which may occur, for example, if the destination no longer has a valid key stored in its cache from the source) in which case it would be important to take multiple time estimates. Nevertheless, if no outliers are observed, there is nothing to be concerned about.</text:p>
      <text:p text:style-name="P1"/>
      <text:p text:style-name="P6"><text:bookmark text:name="_z9092kyvqktg"/>[SCION smaller latencies]</text:p>
      <text:p text:style-name="P1">Mainly due to overheads of the SCION network currently running in software, and the fact that many links in SCIONLab are using an IP overlay, the latency using SCION would typically be larger than IP assuming both methods take the same path. However, one must also consider that in IP, path hijacking will most likely force a packet to use a much longer path, thus, if this is the case, ping might actually be slower than SCION, even using an IP overlay.</text:p>
      <text:p text:style-name="P1">Under the same conditions as a <text:span text:style-name="T5">normal </text:span>IP network (not overlayed but on dedicated links), SCION would always have smaller latencies than IP, as routing is faster in SCION and any path that IP uses could be also chosen in SCION (but not the opposite). SCIONLab [5] has frequently smaller latency times when the path is very long (e.g. between Germany and Singapore).</text:p>
      <text:p text:style-name="P8"/>
      <text:p text:style-name="P6"><text:bookmark text:name="_pf3nzysyo7wj"/>[Path Hops Interpretation]</text:p>
      <text:p text:style-name="P8">When an application shows <text:span text:style-name="T5">17-ffaa:1:88#1&gt;17-ffaa:0:1107#87</text:span> it means: from AS 17-ffaa:1:88 interface 1, hop to AS 17-ffaa:0:1107 interface 87.</text:p>
      <text:p text:style-name="P8"/>
      <text:p text:style-name="P12"><text:bookmark text:name="_1v1n973jjxch"/>References</text:p>
      <text:p text:style-name="P9"/>
      <text:p text:style-name="P1">[1] Link to example starter code: <text:a xlink:type="simple" xlink:href="https://github.com/perrig/scionlab/tree/master/sensorapp" text:style-name="Internet_20_link" text:visited-style-name="Visited_20_Internet_20_Link"><text:span text:style-name="T1">https://github.com/perrig/scionlab/tree/master/sensorapp</text:span></text:a></text:p>
      <text:p text:style-name="P1">[2] Go library code: <text:a xlink:type="simple" xlink:href="https://github.com/netsec-ethz/netsec-scion/tree/scionlab/go/lib" text:style-name="Internet_20_link" text:visited-style-name="Visited_20_Internet_20_Link"><text:span text:style-name="T1">https://github.com/netsec-ethz/netsec-scion/tree/scionlab/go/lib</text:span></text:a></text:p>
      <text:p text:style-name="P8">[3] SCION protocol dissector: <text:a xlink:type="simple" xlink:href="https://netsec-ethz.github.io/scion-tutorials/scion_tricks/wireshark/" text:style-name="Internet_20_link" text:visited-style-name="Visited_20_Internet_20_Link"><text:span text:style-name="T1">https://netsec-ethz.github.io/scion-tutorials/scion_tricks/wireshark/</text:span></text:a></text:p>
      <text:p text:style-name="P8">[4] SCION Book (PDF version): <text:a xlink:type="simple" xlink:href="https://www.scion-architecture.net/pdf/SCION-book.pdf" text:style-name="Internet_20_link" text:visited-style-name="Visited_20_Internet_20_Link"><text:span text:style-name="T1">https://www.scion-architecture.net/pdf/SCION-book.pdf</text:span></text:a></text:p>
      <text:p text:style-name="P8">[5] SCIONLab: <text:a xlink:type="simple" xlink:href="https://www.scionlab.org/" text:style-name="Internet_20_link" text:visited-style-name="Visited_20_Internet_20_Link"><text:span text:style-name="T1">https://www.scionlab.org</text:span></text:a></text:p>
      <text:p text:style-name="P1">[6] SCIONLab Sample Applications: <text:a xlink:type="simple" xlink:href="https://github.com/perrig/scionlab/tree/master/" text:style-name="Internet_20_link" text:visited-style-name="Visited_20_Internet_20_Link"><text:span text:style-name="T1">https://github.com/perrig/scionlab/tree/master/</text:span></text:a></text:p>
      <text:p text:style-name="P1">[7] SCIONLab Tutorials: <text:a xlink:type="simple" xlink:href="https://netsec-ethz.github.io/scion-tutorials/" text:style-name="Internet_20_link" text:visited-style-name="Visited_20_Internet_20_Link"><text:span text:style-name="T1">https://netsec-ethz.github.io/scion-tutorials/</text:span></text:a></text:p>
      <text:p text:style-name="P8">[8] SCION Architecture homepage: <text:a xlink:type="simple" xlink:href="https://www.scion-architecture.net/" text:style-name="Internet_20_link" text:visited-style-name="Visited_20_Internet_20_Link"><text:span text:style-name="T1">https://www.scion-architecture.ne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style:text-underline-style="solid" style:text-underline-width="auto" style:text-underline-color="font-color"/>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tyle="italic" fo:font-weight="bold" style:font-style-asian="italic" style:font-weight-asian="bold"/>
    </style:style>
    <style:style style:name="Heading_20_3" style:display-name="Heading 3" style:family="paragraph" style:parent-style-name="normal" style:next-style-name="Standard" style:default-outline-level="" style:class="text">
      <style:paragraph-properties fo:keep-together="always" fo:keep-with-next="always"/>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fo:text-align="end" style:justify-single-word="false"/>
      <style:text-properties fo:font-size="8pt" style:font-size-asian="8pt" style:font-size-complex="8pt"/>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9</text:page-number></text:p>
      </style:header>
      <style:footer>
        <text:p text:style-name="MP2">Created by: Ehimare Okoyom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8-14T14:30:20.274276516</dc:date>
    <meta:editing-duration>PT15M53S</meta:editing-duration>
    <meta:editing-cycles>4</meta:editing-cycles>
    <meta:document-statistic meta:table-count="0" meta:image-count="0" meta:object-count="0" meta:page-count="9" meta:paragraph-count="151" meta:word-count="2943" meta:character-count="19340" meta:non-whitespace-character-count="16540"/>
  </office:meta>
</office:document-meta>
</file>